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Helvetica" style:font-family-asian="Helvetica" style:font-family-complex="Helvetica" fo:background-color="transparent" style:use-window-font-color="true"/>
    </style:style>
    <style:style style:name="P1" style:family="paragraph">
      <style:paragraph-properties fo:line-height="100.00%" fo:text-align="left">
        <style:tab-stops>
          <style:tab-stop style:position="28.35pt"/>
          <style:tab-stop style:position="56.70pt"/>
          <style:tab-stop style:position="85.05pt"/>
          <style:tab-stop style:position="113.40pt"/>
          <style:tab-stop style:position="141.75pt"/>
          <style:tab-stop style:position="170.10pt"/>
          <style:tab-stop style:position="198.40pt"/>
          <style:tab-stop style:position="226.75pt"/>
          <style:tab-stop style:position="255.10pt"/>
          <style:tab-stop style:position="283.45pt"/>
          <style:tab-stop style:position="311.80pt"/>
          <style:tab-stop style:position="340.15pt"/>
        </style:tab-stops>
      </style:paragraph-properties>
    </style:style>
  </office:automatic-styles>
  <office:body>
    <office:text>
      <text:p text:style-name="P1"><text:span text:style-name="T1">Andrea</text:span></text:p>
      <text:p text:style-name="P1"><text:span text:style-name="T1"><text:tab/>- Correzioni components view</text:span></text:p>
      <text:p text:style-name="P1"><text:span text:style-name="T1"><text:tab/>- Tradurre i moduli</text:span></text:p>
      <text:p text:style-name="P1"><text:span text:style-name="T1"><text:tab/>- Sequence d.</text:span></text:p>
      <text:p text:style-name="P1"><text:span text:style-name="T1"><text:tab/>- Style</text:span></text:p>
      <text:p text:style-name="P1"><text:span text:style-name="T1"><text:tab/>- Estensibilità</text:span></text:p>
      <text:p text:style-name="P1"><text:span text:style-name="T1"><text:tab/>- Tracebility</text:span></text:p>
      <text:p text:style-name="P1"><text:span text:style-name="T2"/></text:p>
      <text:p text:style-name="P1"><text:span text:style-name="T3">Filippo</text:span></text:p>
      <text:p text:style-name="P1"><text:span text:style-name="T3"><text:tab/>- Deployment</text:span></text:p>
      <text:p text:style-name="P1"><text:span text:style-name="T3"><text:tab/>- Class d. interfaces</text:span></text:p>
      <text:p text:style-name="P1"><text:span text:style-name="T3"><text:tab/>- UX</text:span></text:p>
      <text:p text:style-name="P1"><text:span text:style-name="T3"><text:tab/>- Latex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